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1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1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1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1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1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1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1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1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language="en" fo:country="GB"/>
    </style:style>
    <style:style style:name="P2" style:parent-style-name="ListParagraph" style:list-style-name="LFO2" style:family="paragraph"/>
    <style:style style:name="T3" style:parent-style-name="DefaultParagraphFont" style:family="text">
      <style:text-properties fo:language="en" fo:country="GB"/>
    </style:style>
    <style:style style:name="T4" style:parent-style-name="DefaultParagraphFont" style:family="text">
      <style:text-properties fo:language="en" fo:country="GB"/>
    </style:style>
    <style:style style:name="T5" style:parent-style-name="DefaultParagraphFont" style:family="text">
      <style:text-properties fo:language="en" fo:country="GB"/>
    </style:style>
    <style:style style:name="T6" style:parent-style-name="DefaultParagraphFont" style:family="text">
      <style:text-properties fo:font-weight="bold" style:font-weight-asian="bold" style:font-weight-complex="bold" fo:language="en" fo:country="GB"/>
    </style:style>
    <style:style style:name="P7" style:parent-style-name="ListParagraph" style:family="paragraph">
      <style:text-properties fo:font-weight="bold" style:font-weight-asian="bold" style:font-weight-complex="bold" fo:language="en" fo:country="GB"/>
    </style:style>
    <style:style style:name="P8" style:parent-style-name="ListParagraph" style:family="paragraph">
      <style:text-properties fo:language="en" fo:country="GB"/>
    </style:style>
    <style:style style:name="P9" style:parent-style-name="ListParagraph" style:family="paragraph">
      <style:text-properties fo:language="en" fo:country="GB"/>
    </style:style>
    <style:style style:name="T10" style:parent-style-name="DefaultParagraphFont" style:family="text">
      <style:text-properties fo:language="en" fo:country="GB"/>
    </style:style>
    <style:style style:name="P11" style:parent-style-name="ListParagraph" style:family="paragraph">
      <style:text-properties fo:language="en" fo:country="GB"/>
    </style:style>
    <style:style style:name="P12" style:parent-style-name="ListParagraph" style:family="paragraph">
      <style:text-properties fo:language="en" fo:country="GB"/>
    </style:style>
    <style:style style:name="P13" style:parent-style-name="ListParagraph" style:family="paragraph">
      <style:text-properties fo:language="en" fo:country="GB"/>
    </style:style>
    <style:style style:name="P14" style:parent-style-name="ListParagraph" style:family="paragraph">
      <style:text-properties fo:language="en" fo:country="GB"/>
    </style:style>
    <style:style style:name="P15" style:parent-style-name="ListParagraph"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text-properties fo:font-weight="bold" style:font-weight-asian="bold" style:font-weight-complex="bold" fo:language="en" fo:country="GB"/>
    </style:style>
    <style:style style:name="P23" style:parent-style-name="Normal" style:family="paragraph">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 style:parent-style-name="DefaultParagraphFont" style:family="text">
      <style:text-properties fo:language="en" fo:country="GB"/>
    </style:style>
    <style:style style:name="T27" style:parent-style-name="DefaultParagraphFont" style:family="text">
      <style:text-properties fo:language="en" fo:country="GB"/>
    </style:style>
    <style:style style:name="T28" style:parent-style-name="DefaultParagraphFont" style:family="text">
      <style:text-properties fo:language="en" fo:country="GB"/>
    </style:style>
    <style:style style:name="T29" style:parent-style-name="DefaultParagraphFont" style:family="text">
      <style:text-properties fo:language="en" fo:country="GB"/>
    </style:style>
    <style:style style:name="P30" style:parent-style-name="Normal" style:family="paragraph">
      <style:text-properties fo:font-weight="bold" style:font-weight-asian="bold" style:font-weight-complex="bold" fo:language="en" fo:country="GB"/>
    </style:style>
    <style:style style:name="T31" style:parent-style-name="DefaultParagraphFont" style:family="text">
      <style:text-properties fo:language="en" fo:country="GB"/>
    </style:style>
    <style:style style:name="T3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33"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34" style:parent-style-name="DefaultParagraphFont" style:family="text">
      <style:text-properties fo:font-weight="bold" style:font-weight-asian="bold" style:font-weight-complex="bold" fo:language="en" fo:country="GB"/>
    </style:style>
    <style:style style:name="T35" style:parent-style-name="DefaultParagraphFont" style:family="text">
      <style:text-properties fo:language="en" fo:country="GB"/>
    </style:style>
    <style:style style:name="T36" style:parent-style-name="DefaultParagraphFont" style:family="text">
      <style:text-properties fo:language="en" fo:country="GB"/>
    </style:style>
    <style:style style:name="T37" style:parent-style-name="DefaultParagraphFont" style:family="text">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T43" style:parent-style-name="DefaultParagraphFont" style:family="text">
      <style:text-properties fo:language="en" fo:country="GB"/>
    </style:style>
    <style:style style:name="P44" style:parent-style-name="Normal" style:family="paragraph">
      <style:text-properties fo:font-weight="bold" style:font-weight-asian="bold" style:font-weight-complex="bold"/>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P54" style:parent-style-name="Normal" style:family="paragraph">
      <style:text-properties fo:language="en" fo:country="GB"/>
    </style:style>
    <style:style style:name="P55" style:parent-style-name="Normal" style:family="paragraph">
      <style:text-properties fo:language="en" fo:country="GB"/>
    </style:style>
    <style:style style:name="P56" style:parent-style-name="Normal" style:family="paragraph">
      <style:text-properties fo:language="en" fo:country="GB"/>
    </style:style>
    <style:style style:name="P57" style:parent-style-name="Normal" style:family="paragraph">
      <style:text-properties fo:language="en" fo:country="GB"/>
    </style:style>
    <style:style style:name="P58" style:parent-style-name="Normal" style:family="paragraph">
      <style:text-properties fo:language="en" fo:country="GB"/>
    </style:style>
    <style:style style:name="P59" style:parent-style-name="Normal" style:family="paragraph">
      <style:text-properties fo:language="en" fo:country="GB"/>
    </style:style>
  </office:automatic-styles>
  <office:body>
    <office:text text:use-soft-page-breaks="true">
      <text:p text:style-name="P1">Corrections for website:</text:p>
      <text:list text:style-name="LFO2" text:continue-numbering="true">
        <text:list-item>
          <text:p text:style-name="P2"><text:span text:style-name="T3">Our speciality is</text:span><text:span text:style-name="T4"><text:s/>Glass</text:span><text:span text:style-name="T5"><text:s/></text:span><text:span text:style-name="T6">*delete the heading</text:span></text:p>
        </text:list-item>
      </text:list>
      <text:p text:style-name="P7"/>
      <text:p text:style-name="P8">A. Instead of the text we currently have under this heading =</text:p>
      <text:p text:style-name="P9">b. Under this paragraph, slightly to the bottom right, enhance the transparency of the environmentally friendly logo and use it (like a stamp to a letter)</text:p>
      <text:p text:style-name="ListParagraph"><text:span text:style-name="T10">At Fire Proof Tech,<text:s/></text:span>safety is our priority, and innovation is our passion. We are dedicated to continuous research and development to bring you the most advanced fire-resistant glass solutions on the market. Our team is committed to providing exceptional customer service and technical support, ensuring your specific needs are met with precision and care.</text:p>
      <text:p text:style-name="P11"/>
      <text:p text:style-name="P12">We manufacture and deliver state-of-the-art fire-resistant glass, that is rigorously tested and<text:s/>designed to protect lives and property,<text:s/>with the combination of innovative technology<text:s/>paired with<text:s/>compliance to safety standards and regulations.<text:s/></text:p>
      <text:p text:style-name="P13"/>
      <text:p text:style-name="P14">Fire Proof Tech utilizes advances manufacturing processes under professional supervision to ensure that to our glass exceeds the standards and provides superior performance and durability. This technology is environmentally friendly and energy efficient.</text:p>
      <text:p text:style-name="P15"/>
      <text:p text:style-name="P16">2. glass diagram - the<text:s/>label<text:s/>spacer,<text:s/>is off - supposed to be pointing to the corner *check google photos for "spacers for insulated glass" to understand the location.</text:p>
      <text:p text:style-name="P17">3.<text:s/>Under the text of our speciality is glass, after get in touch button, put in a nice textbox with a slightly different font separate it front page background font. Insert text.</text:p>
      <text:p text:style-name="P18">“Fire Proof Tech<text:s/>uses technology that is environmentally friendly and economical to manufacture<text:s/>fire-resistant insulated glass units with outer panes of regular or insulated glass.<text:s/>The glass can be produced with solar control coatings,<text:s/>colour coatings, sound control and can be fitted with high security glass panes on request.<text:s/></text:p>
      <text:p text:style-name="P19">FPT offers two variations of fire-resistant glass:</text:p>
      <text:p text:style-name="P20">EI30/30</text:p>
      <text:p text:style-name="P21">EI60/60</text:p>
      <text:p text:style-name="P22">Reference fron Schotts Pyran glass*</text:p>
      <text:p text:style-name="P23">FireProofTech’s RefraGlass meets integrity with full thermal insulation, reduced heat radiation and creates an imperishable barrier against flames and hot gases according to IIS 931 (ISO 9051).<text:s/></text:p>
      <text:p text:style-name="Normal"><text:span text:style-name="T24">4.<text:s/></text:span><text:span text:style-name="T25">Qualities</text:span><text:span text:style-name="T26"><text:s/></text:span><text:span text:style-name="T27">–</text:span><text:span text:style-name="T28"><text:s/></text:span><text:span text:style-name="T29">under the heading, insert this text, then list the qualities we already have.</text:span></text:p>
      <text:p text:style-name="Normal">Safety doesn’t have to compromise style. Our fire-resistant glass is available in a variety of designs and finishes, allowing you to maintain the aesthetic integrity of your space.</text:p>
      <text:p text:style-name="P30"/>
      <text:p text:style-name="Normal"><text:span text:style-name="T31">6.<text:s/></text:span><text:span text:style-name="T32">Technical specification</text:span><text:span text:style-name="T33">:<text:s/></text:span><text:span text:style-name="T34">(</text:span><text:span text:style-name="T35">under glass diagram)<text:s/></text:span><text:span text:style-name="T36">put in into a nice table</text:span><text:span text:style-name="T37"><text:s/>or in order, on a slitly different background font-block</text:span></text:p>
      <text:p text:style-name="P38">Fire-resistance=<text:s/>EI30</text:p>
      <text:soft-page-break/>
      <text:p text:style-name="P39">Reaction to fire<text:s/>=<text:s/>B-s1, d0</text:p>
      <text:p text:style-name="P40">Temperature rage <text:s/>=<text:s text:c="4"/>[degrees Celsius] -40 = +65 <text:s/>(insert the sign for d.c)</text:p>
      <text:p text:style-name="P41">Max dimension tested<text:s/>=<text:s/>[mm] 2200 – 3200</text:p>
      <text:p text:style-name="P42">Thickness=<text:s/>20 +- 2<text:s/></text:p>
      <text:p text:style-name="Normal"><text:span text:style-name="T43">Light transmittance factor =<text:s/></text:span>τv 87,0 [%]</text:p>
      <text:p text:style-name="Normal">Light reflectance factor = ρv 8,0 [%]</text:p>
      <text:p text:style-name="Normal">Solar direct transmittance factor = τe 64,0 [%]</text:p>
      <text:p text:style-name="Normal">Solar direct reflectance factor = ρe 7,0 [%]</text:p>
      <text:p text:style-name="Normal">Total solar energy transmittance factor = g 70,0 [%]</text:p>
      <text:p text:style-name="Normal">Sound reduction = Rw (C; Ctr) 41 (-2; -3) [dB]*</text:p>
      <text:p text:style-name="Normal">Pendelum body impact resistance<text:s/>=<text:s/>1/B/1</text:p>
      <text:p text:style-name="Normal">Thermal properties U-Valve = 4,4 [W/m2 K]*</text:p>
      <text:p text:style-name="P44"/>
      <text:p text:style-name="P45"/>
      <text:p text:style-name="P46"/>
      <text:p text:style-name="P47">5. About us page – the photo in the circle – a little crooked, can you even it out.</text:p>
      <text:p text:style-name="P48">6. The photos.<text:s/></text:p>
      <text:p text:style-name="P49">A. Eco friendly logo, see sec.1</text:p>
      <text:p text:style-name="P50">B. Front page pic, the main background on top front page.</text:p>
      <text:p text:style-name="P51">c. Glass doors and partitions, fire doors, office partitions, in this order fit empty spaces symmetrically, going down the page.<text:s/></text:p>
      <text:p text:style-name="P52">e.g =<text:s/></text:p>
      <text:p text:style-name="P53">move the our speciality is glass text to the left, and stick glass doors and partitions to its right.<text:s/></text:p>
      <text:p text:style-name="P54">Move qualities to the right and put fire-door to the left.</text:p>
      <text:p text:style-name="P55">Then you hav e diagrams and glass sheets to the right and specs to the left</text:p>
      <text:p text:style-name="P56">You can stretch the office partitions photo to look like a long rectangle dividing the page and right under it have why pick us.</text:p>
      <text:p text:style-name="P57"/>
      <text:p text:style-name="P58"/>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L" style:language-asian="en" style:country-asian="US" style:language-complex="he" style:country-complex="IL"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1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1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1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1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1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1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1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1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text:list-style style:name="LFO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en Yuzbashev</meta:initial-creator>
    <dc:creator>Alen Yuzbashev</dc:creator>
    <meta:creation-date>2024-06-22T18:51:00Z</meta:creation-date>
    <dc:date>2024-06-29T19:55:00Z</dc:date>
    <meta:template xlink:href="Normal" xlink:type="simple"/>
    <meta:editing-cycles>1</meta:editing-cycles>
    <meta:editing-duration>PT236340S</meta:editing-duration>
    <meta:document-statistic meta:page-count="2" meta:paragraph-count="7" meta:word-count="562" meta:character-count="3762" meta:row-count="26" meta:non-whitespace-character-count="3207"/>
  </office:meta>
</office:document-meta>
</file>